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3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4.397cm" fo:min-width="4.4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6.597cm" fo:min-width="5.947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ce181e" draw:marker-start-width="0.279cm" draw:marker-end-width="0.279cm" draw:fill="none" draw:textarea-horizontal-align="justify" draw:textarea-vertical-align="middle" draw:auto-grow-height="false" fo:min-height="8.698cm" fo:min-width="10.347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8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6.498cm" fo:min-width="1.5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6.498cm" fo:min-width="1.6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6.55cm" fo:min-width="1.6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1cm"/>
    </style:style>
    <style:style style:name="gr12" style:family="graphic" style:parent-style-name="standard">
      <style:graphic-properties draw:stroke="solid" svg:stroke-width="0.053cm" svg:stroke-color="#ff0000" draw:marker-start-width="0.279cm" draw:marker-end-width="0.279cm" svg:stroke-opacity="100%" draw:fill-color="#ffff38" draw:textarea-horizontal-align="justify" draw:textarea-vertical-align="middle" draw:auto-grow-height="false" fo:min-height="1.898cm" fo:min-width="12.24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0000" draw:marker-start-width="0.279cm" draw:marker-end-width="0.279cm" draw:fill-color="#ffff38" draw:textarea-horizontal-align="justify" draw:textarea-vertical-align="middle" draw:auto-grow-height="false" fo:min-height="7.15cm" fo:min-width="3.7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0000" draw:marker-start-width="0.279cm" draw:marker-end-width="0.279cm" draw:fill-color="#ffff38" draw:textarea-horizontal-align="justify" draw:textarea-vertical-align="middle" draw:auto-grow-height="false" fo:min-height="7.098cm" fo:min-width="3.648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0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504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05cm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365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365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01cm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01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01cm"/>
    </style:style>
    <style:style style:name="pr1" style:family="presentation" style:parent-style-name="Padrão-title">
      <style:graphic-properties fo:min-height="2.629cm"/>
    </style:style>
    <style:style style:name="pr2" style:family="presentation" style:parent-style-name="Padrão-subtitle">
      <style:graphic-properties draw:fill-color="#ffffff" fo:min-height="6.915cm"/>
    </style:style>
    <style:style style:name="pr3" style:family="presentation" style:parent-style-name="Padrão-subtitle">
      <style:graphic-properties draw:fill-color="#ffffff" fo:min-height="10.961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4.285cm"/>
    </style:style>
    <style:style style:name="pr6" style:family="presentation" style:parent-style-name="Padrão-subtitle">
      <style:graphic-properties draw:fill-color="#ffffff" fo:min-height="6.677cm"/>
    </style:style>
    <style:style style:name="pr7" style:family="presentation" style:parent-style-name="Padrão-subtitle">
      <style:graphic-properties draw:fill-color="#ffffff" fo:min-height="9.134cm"/>
    </style:style>
    <style:style style:name="P1" style:family="paragraph">
      <style:text-properties style:font-name="Arial" fo:font-size="48pt" style:font-size-asian="48pt" style:font-size-complex="48pt"/>
    </style:style>
    <style:style style:name="P2" style:family="paragraph">
      <style:paragraph-properties fo:margin-left="0cm" fo:margin-right="0cm" fo:margin-top="0.5cm" fo:margin-bottom="0.5cm" fo:text-align="center" fo:text-indent="0cm"/>
    </style:style>
    <style:style style:name="P3" style:family="paragraph">
      <loext:graphic-properties draw:fill-color="#ffffff"/>
      <style:paragraph-properties fo:margin-left="0cm" fo:margin-right="0cm" fo:margin-top="0.5cm" fo:margin-bottom="0.5cm" fo:text-align="center" fo:text-indent="0cm"/>
      <style:text-properties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40pt" style:font-size-asian="40pt" style:font-size-complex="4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ff"/>
      <style:text-properties fo:font-size="48pt" style:font-size-asian="48pt" style:font-size-complex="48pt"/>
    </style:style>
    <style:style style:name="P10" style:family="paragraph">
      <loext:graphic-properties draw:fill="none" draw:fill-color="#ffffff"/>
      <style:paragraph-properties fo:text-align="center"/>
      <style:text-properties style:font-name="Arial" fo:font-size="32pt" style:font-size-asian="32pt" style:font-size-complex="32pt"/>
    </style:style>
    <style:style style:name="P11" style:family="paragraph">
      <loext:graphic-properties draw:fill-color="#ffff38"/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  <style:text-properties style:font-name="Arial" fo:font-size="28pt" style:font-size-asian="28pt" style:font-size-complex="28pt"/>
    </style:style>
    <style:style style:name="P13" style:family="paragraph">
      <style:paragraph-properties fo:margin-left="0cm" fo:margin-right="0cm" fo:margin-top="0.4cm" fo:margin-bottom="0.4cm" fo:text-align="center" fo:text-indent="0cm"/>
    </style:style>
    <style:style style:name="P14" style:family="paragraph">
      <loext:graphic-properties draw:fill-color="#ffffff"/>
      <style:paragraph-properties fo:margin-left="0cm" fo:margin-right="0cm" fo:margin-top="0.4cm" fo:margin-bottom="0.4cm" fo:text-align="center" fo:text-indent="0cm"/>
      <style:text-properties fo:font-size="48pt" style:font-size-asian="48pt" style:font-size-complex="48pt"/>
    </style:style>
    <style:style style:name="P15" style:family="paragraph">
      <style:paragraph-properties fo:margin-left="0cm" fo:margin-right="0cm" fo:margin-top="0.1cm" fo:margin-bottom="0.1cm" fo:line-height="100%" fo:text-align="center" fo:text-indent="0cm"/>
    </style:style>
    <style:style style:name="P16" style:family="paragraph">
      <loext:graphic-properties draw:fill-color="#ffffff"/>
      <style:paragraph-properties fo:margin-left="0cm" fo:margin-right="0cm" fo:margin-top="0.4cm" fo:margin-bottom="0.4cm" fo:text-align="center" fo:text-indent="0cm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loext:graphic-properties draw:fill-color="#ffffff"/>
      <style:paragraph-properties fo:margin-left="0cm" fo:margin-right="0cm" fo:margin-top="0.4cm" fo:margin-bottom="0.4cm" fo:text-align="center" fo:text-indent="0cm"/>
      <style:text-properties fo:color="#000000" fo:font-size="48pt" fo:font-weight="normal" style:font-size-asian="48pt" style:font-weight-asian="normal" style:font-size-complex="48pt" style:font-weight-complex="normal"/>
    </style:style>
    <style:style style:name="P18" style:family="paragraph">
      <style:paragraph-properties fo:margin-left="0cm" fo:margin-right="0cm" fo:margin-top="0cm" fo:margin-bottom="0cm" fo:line-height="100%" fo:text-align="center" fo:text-indent="0cm"/>
    </style:style>
    <style:style style:name="P19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.3cm" fo:margin-bottom="0.3cm" fo:line-height="100%" fo:text-align="center" fo:text-indent="0cm"/>
    </style:style>
    <style:style style:name="P22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48pt" style:font-size-asian="48pt" style:font-size-complex="4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40pt" style:font-size-asian="40pt" style:font-size-complex="40pt"/>
    </style:style>
    <style:style style:name="T4" style:family="text">
      <style:text-properties style:font-name="Arial" fo:font-size="32pt" style:font-size-asian="32pt" style:font-size-complex="3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Noto Sans CJK SC Regular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font-name="Arial" fo:font-size="28pt" style:font-size-asian="28pt" style:font-size-complex="28pt"/>
    </style:style>
    <style:style style:name="T7" style:family="text">
      <style:text-properties fo:font-variant="normal" fo:text-transform="none" fo:color="#ce181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fo:background-color="transparent" style:font-name-asian="Noto Sans CJK SC Regular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 Regular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2" draw:text-style-name="P3" draw:layer="layout" svg:width="6.799cm" svg:height="6.915cm" svg:x="8cm" svg:y="5.785cm" presentation:class="subtitle" presentation:user-transformed="true">
          <draw:text-box>
            <text:p text:style-name="P2"><text:span text:style-name="T2">1 <text:s text:c="2"/>2 <text:s text:c="2"/>3</text:span></text:p>
            <text:p text:style-name="P2"><text:span text:style-name="T2">4 <text:s text:c="2"/>5 <text:s text:c="2"/>6</text:span></text:p>
            <text:p text:style-name="P2"><text:span text:style-name="T2">7 <text:s text:c="2"/>8 <text:s text:c="2"/>9</text:span></text:p>
          </draw:text-box>
        </draw:frame>
        <draw:frame presentation:style-name="pr2" draw:text-style-name="P3" draw:layer="layout" svg:width="6.799cm" svg:height="6.915cm" svg:x="0.101cm" svg:y="5.086cm">
          <draw:text-box>
            <text:p text:style-name="P2"><text:span text:style-name="T2">1 <text:s text:c="2"/>2</text:span></text:p>
            <text:p text:style-name="P2"><text:span text:style-name="T2">3 <text:s text:c="2"/>4</text:span></text:p>
          </draw:text-box>
        </draw:frame>
        <draw:custom-shape draw:style-name="gr1" draw:text-style-name="P4" draw:layer="layout" svg:width="5cm" svg:height="4.699cm" svg:x="1cm" svg:y="6.1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499cm" svg:height="6.899cm" svg:x="8.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" draw:layer="layout" svg:width="10.399cm" svg:height="10.961cm" svg:x="16.601cm" svg:y="3.92cm">
          <draw:text-box>
            <text:p text:style-name="P2"><text:span text:style-name="T2">1 <text:s text:c="3"/>2 <text:s text:c="3"/>3 <text:s text:c="3"/>4</text:span></text:p>
            <text:p text:style-name="P2"><text:span text:style-name="T2">5 <text:s text:c="3"/>6 <text:s text:c="3"/>7 <text:s text:c="3"/>8</text:span></text:p>
            <text:p text:style-name="P2"><text:span text:style-name="T2">9 <text:s text:c="2"/>10 <text:s/>11 <text:s/>12</text:span></text:p>
            <text:p text:style-name="P2"><text:span text:style-name="T2">13 <text:s/>14 <text:s/>15 <text:s/>16</text:span></text:p>
          </draw:text-box>
        </draw:frame>
        <draw:custom-shape draw:style-name="gr3" draw:text-style-name="P4" draw:layer="layout" svg:width="10.899cm" svg:height="9cm" svg:x="16.2cm" svg:y="4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4.285cm" svg:x="16cm" svg:y="7.315cm" presentation:class="subtitle" presentation:user-transformed="true">
          <draw:text-box>
            <text:p text:style-name="P2"><text:span text:style-name="T2">[ 1, 2, 3 ]</text:span></text:p>
            <text:p text:style-name="P2"><text:span text:style-name="T2"/></text:p>
          </draw:text-box>
        </draw:frame>
        <draw:frame draw:style-name="gr5" draw:text-style-name="P7" draw:layer="layout" svg:width="12.4cm" svg:height="3.401cm" svg:x="3cm" svg:y="7.6cm">
          <draw:text-box>
            <text:p text:style-name="P6"><text:span text:style-name="T3">VETOR / ARRA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6" draw:text-style-name="P3" draw:layer="layout" svg:width="9cm" svg:height="6.677cm" svg:x="16cm" svg:y="5.323cm" presentation:class="subtitle" presentation:user-transformed="true">
          <draw:text-box>
            <text:p text:style-name="P2"><text:span text:style-name="T2">[1, 2, 3]</text:span></text:p>
            <text:p text:style-name="P2"><text:span text:style-name="T2">[1, 2, 3]</text:span></text:p>
            <text:p text:style-name="P2"><text:span text:style-name="T2">[1, 2, 3]</text:span></text:p>
          </draw:text-box>
        </draw:frame>
        <draw:frame draw:style-name="gr5" draw:text-style-name="P7" draw:layer="layout" svg:width="14.6cm" svg:height="3.401cm" svg:x="1.2cm" svg:y="7.999cm">
          <draw:text-box>
            <text:p text:style-name="P6"><text:span text:style-name="T3">VETORES / ARRAY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6" draw:text-style-name="P3" draw:layer="layout" svg:width="9cm" svg:height="6.677cm" svg:x="16cm" svg:y="5.323cm" presentation:class="subtitle" presentation:user-transformed="true">
          <draw:text-box>
            <text:p text:style-name="P2"><text:span text:style-name="T2">[ [1, 2, 3],</text:span></text:p>
            <text:p text:style-name="P2"><text:span text:style-name="T2"><text:s text:c="2"/></text:span><text:span text:style-name="T2">[1, 2, 3],</text:span></text:p>
            <text:p text:style-name="P2"><text:span text:style-name="T2"><text:s text:c="4"/></text:span><text:span text:style-name="T2">[1, 2, 3], ]</text:span></text:p>
          </draw:text-box>
        </draw:frame>
        <draw:frame draw:style-name="gr5" draw:text-style-name="P7" draw:layer="layout" svg:width="14.6cm" svg:height="3.401cm" svg:x="1.2cm" svg:y="7.999cm">
          <draw:text-box>
            <text:p text:style-name="P6"><text:span text:style-name="T3">MATRIZ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5" draw:text-style-name="P3" draw:layer="layout" svg:width="9cm" svg:height="4.285cm" svg:x="16cm" svg:y="7.315cm" presentation:class="subtitle" presentation:user-transformed="true">
          <draw:text-box>
            <text:p text:style-name="P2"><text:span text:style-name="T2">[ A, B, C ]</text:span></text:p>
            <text:p text:style-name="P2"><text:span text:style-name="T2"/></text:p>
          </draw:text-box>
        </draw:frame>
        <draw:frame draw:style-name="gr5" draw:text-style-name="P7" draw:layer="layout" svg:width="12.4cm" svg:height="3.401cm" svg:x="3cm" svg:y="7.6cm">
          <draw:text-box>
            <text:p text:style-name="P6"><text:span text:style-name="T3">VETOR / ARRAY</text:span></text:p>
          </draw:text-box>
        </draw:frame>
        <draw:frame presentation:style-name="pr5" draw:text-style-name="P3" draw:layer="layout" svg:width="9cm" svg:height="4.285cm" svg:x="16cm" svg:y="9.989cm">
          <draw:text-box>
            <text:p text:style-name="P2"><text:span text:style-name="T2">[ 0, 1, 2 ]</text:span></text:p>
            <text:p text:style-name="P2"><text:span text:style-name="T2"/></text:p>
          </draw:text-box>
        </draw:frame>
        <draw:frame draw:style-name="gr5" draw:text-style-name="P7" draw:layer="layout" svg:width="12.4cm" svg:height="3.401cm" svg:x="7.8cm" svg:y="10.199cm">
          <draw:text-box>
            <text:p text:style-name="P6"><text:span text:style-name="T3">ÍNDIC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7" draw:text-style-name="P9" draw:layer="layout" svg:width="25.199cm" svg:height="9.134cm" svg:x="4.401cm" svg:y="4.266cm" presentation:class="subtitle" presentation:user-transformed="true">
          <draw:text-box>
            <text:p text:style-name="P2"><text:span text:style-name="T2">[ [0][0] [0][1] [0][2],</text:span></text:p>
            <text:p text:style-name="P2"><text:span text:style-name="T2"><text:s text:c="2"/></text:span><text:span text:style-name="T2">[1][0] [1][1] [1][2],</text:span></text:p>
            <text:p text:style-name="P2"><text:span text:style-name="T2"><text:s text:c="4"/></text:span><text:span text:style-name="T2">[2][0] [2][1] [2][2]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0" draw:layer="layout" svg:width="6cm" svg:height="1.517cm" svg:x="2.8cm" svg:y="7.6cm">
          <draw:text-box>
            <text:p text:style-name="P6"><text:span text:style-name="T4">ÍNDI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7" draw:text-style-name="P3" draw:layer="layout" svg:width="25.199cm" svg:height="9.134cm" svg:x="4.401cm" svg:y="4.266cm" presentation:class="subtitle" presentation:user-transformed="true">
          <draw:text-box>
            <text:p text:style-name="P2"><text:span text:style-name="T2">[ </text:span><text:span text:style-name="T5">[0]</text:span><text:span text:style-name="T2">[0] </text:span><text:span text:style-name="T5">[0]</text:span><text:span text:style-name="T2">[1] </text:span><text:span text:style-name="T5">[0]</text:span><text:span text:style-name="T2">[2],</text:span></text:p>
            <text:p text:style-name="P2"><text:span text:style-name="T2"><text:s text:c="2"/></text:span><text:span text:style-name="T5">[1]</text:span><text:span text:style-name="T2">[0] </text:span><text:span text:style-name="T5">[1]</text:span><text:span text:style-name="T2">[1] </text:span><text:span text:style-name="T5">[1]</text:span><text:span text:style-name="T2">[2],</text:span></text:p>
            <text:p text:style-name="P2"><text:span text:style-name="T2"><text:s text:c="4"/></text:span><text:span text:style-name="T5">[2]</text:span><text:span text:style-name="T2">[0] </text:span><text:span text:style-name="T5">[2]</text:span><text:span text:style-name="T2">[1] </text:span><text:span text:style-name="T5">[2]</text:span><text:span text:style-name="T2">[2]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7" draw:text-style-name="P10" draw:layer="layout" svg:width="6cm" svg:height="4.049cm" svg:x="2.4cm" svg:y="7.2cm">
          <draw:text-box>
            <text:p text:style-name="P6"><text:span text:style-name="T4">Índices das linhas</text:span></text:p>
            <text:p text:style-name="P6"><text:span text:style-name="T4"/></text:p>
          </draw:text-box>
        </draw:frame>
        <draw:custom-shape draw:style-name="gr8" draw:text-style-name="P4" draw:layer="layout" svg:width="2.1cm" svg:height="6.8cm" svg:x="10.8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cm" svg:height="6.8cm" svg:x="15.2cm" svg:y="5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.2cm" svg:height="6.8cm" svg:x="19.6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office:forms form:automatic-focus="false" form:apply-design-mode="false"/>
        <draw:frame presentation:style-name="pr7" draw:text-style-name="P3" draw:layer="layout" svg:width="25.199cm" svg:height="9.134cm" svg:x="4.401cm" svg:y="4.266cm" presentation:class="subtitle" presentation:user-transformed="true">
          <draw:text-box>
            <text:p text:style-name="P2"><text:span text:style-name="T2">[ [0]</text:span><text:span text:style-name="T5">[0]</text:span><text:span text:style-name="T2"> [0]</text:span><text:span text:style-name="T5">[1]</text:span><text:span text:style-name="T2"> [0]</text:span><text:span text:style-name="T5">[2]</text:span><text:span text:style-name="T2">,</text:span></text:p>
            <text:p text:style-name="P2"><text:span text:style-name="T2"><text:s text:c="2"/></text:span><text:span text:style-name="T2">[1]</text:span><text:span text:style-name="T5">[0]</text:span><text:span text:style-name="T2"> [1]</text:span><text:span text:style-name="T5">[1]</text:span><text:span text:style-name="T2"> [1]</text:span><text:span text:style-name="T5">[2]</text:span><text:span text:style-name="T2">,</text:span></text:p>
            <text:p text:style-name="P2"><text:span text:style-name="T2"><text:s text:c="4"/></text:span><text:span text:style-name="T2">[2]</text:span><text:span text:style-name="T5">[0]</text:span><text:span text:style-name="T2"> [2]</text:span><text:span text:style-name="T5">[1]</text:span><text:span text:style-name="T2"> [2]</text:span><text:span text:style-name="T5">[2]</text:span><text:span text:style-name="T2">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7" draw:text-style-name="P10" draw:layer="layout" svg:width="6cm" svg:height="4.049cm" svg:x="2.2cm" svg:y="7cm">
          <draw:text-box>
            <text:p text:style-name="P6"><text:span text:style-name="T4">Índices das colunas</text:span></text:p>
          </draw:text-box>
        </draw:frame>
        <draw:custom-shape draw:style-name="gr10" draw:text-style-name="P4" draw:layer="layout" svg:width="2.1cm" svg:height="6.8cm" svg:x="12.7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cm" svg:height="6.8cm" svg:x="17.1cm" svg:y="5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.1cm" svg:height="6.8cm" svg:x="21.5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6" draw:text-style-name="P3" draw:layer="layout" svg:width="9cm" svg:height="6.677cm" svg:x="13.8cm" svg:y="5.323cm" presentation:class="subtitle" presentation:user-transformed="true">
          <draw:text-box>
            <text:p text:style-name="P2"><text:span text:style-name="T2">[ [1, 2, 3],</text:span></text:p>
            <text:p text:style-name="P2"><text:span text:style-name="T2"><text:s text:c="2"/></text:span><text:span text:style-name="T2">[4, 5, 6],</text:span></text:p>
            <text:p text:style-name="P2"><text:span text:style-name="T2"><text:s text:c="4"/></text:span><text:span text:style-name="T2">[7, 8, 9], ]</text:span></text:p>
          </draw:text-box>
        </draw:frame>
        <draw:frame draw:style-name="gr11" draw:text-style-name="P10" draw:layer="layout" svg:width="9cm" svg:height="1.601cm" svg:x="2.6cm" svg:y="7.999cm">
          <draw:text-box>
            <text:p text:style-name="P6"><text:span text:style-name="T4">ÍNDI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office:forms form:automatic-focus="false" form:apply-design-mode="false"/>
        <draw:frame presentation:style-name="pr7" draw:text-style-name="P3" draw:layer="layout" svg:width="25.199cm" svg:height="9.134cm" svg:x="4.401cm" svg:y="4.266cm" presentation:class="subtitle" presentation:user-transformed="true">
          <draw:text-box>
            <text:p text:style-name="P2"><text:span text:style-name="T2">[ [0][0] [0][1] [0][2],</text:span></text:p>
            <text:p text:style-name="P2"><text:span text:style-name="T2"><text:s text:c="2"/></text:span><text:span text:style-name="T2">[1][0] [1][1] [1][2],</text:span></text:p>
            <text:p text:style-name="P2"><text:span text:style-name="T2"><text:s text:c="4"/></text:span><text:span text:style-name="T2">[2][0] [2][1] [2][2], ]</text:span></text:p>
          </draw:text-box>
        </draw:frame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0" draw:layer="layout" svg:width="6cm" svg:height="1.517cm" svg:x="2.8cm" svg:y="7.6cm">
          <draw:text-box>
            <text:p text:style-name="P6"><text:span text:style-name="T4">ÍNDIC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office:forms form:automatic-focus="false" form:apply-design-mode="false"/>
        <draw:g>
          <draw:custom-shape draw:style-name="gr12" draw:text-style-name="P11" draw:layer="layout" svg:width="12.8cm" svg:height="2.2cm" svg:x="10.5cm" svg:y="5.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12.8cm" svg:height="2.2cm" svg:x="10.5cm" svg:y="10.2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1" draw:layer="layout" svg:width="12.8cm" svg:height="2.2cm" svg:x="10.5cm" svg:y="7.8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draw:style-name="gr6" draw:text-style-name="P10" draw:layer="layout" svg:width="6cm" svg:height="1.517cm" svg:x="2.8cm" svg:y="7.6cm">
          <draw:text-box>
            <text:p text:style-name="P6"><text:span text:style-name="T4">LINHAS</text:span></text:p>
          </draw:text-box>
        </draw:frame>
        <draw:frame presentation:style-name="pr7" draw:text-style-name="P9" draw:layer="layout" svg:width="25.199cm" svg:height="9.134cm" svg:x="4.401cm" svg:y="4.266cm" presentation:class="subtitle" presentation:user-transformed="true">
          <draw:text-box>
            <text:p text:style-name="P2"><text:span text:style-name="T2">[0][0] [0][1] [0][2]</text:span></text:p>
            <text:p text:style-name="P2"><text:span text:style-name="T2">[1][0] [1][1] [1][2]</text:span></text:p>
            <text:p text:style-name="P2"><text:span text:style-name="T2">[2][0] [2][1] [2][2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custom-shape draw:style-name="gr13" draw:text-style-name="P11" draw:layer="layout" svg:width="4.2cm" svg:height="7.4cm" svg:x="11.4cm" svg:y="5.4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1" draw:layer="layout" svg:width="4.2cm" svg:height="7.4cm" svg:x="16.1cm" svg:y="5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2cm" svg:height="7.4cm" svg:x="20.7cm" svg:y="5.4cm">
            <text:p/>
            <draw:enhanced-geometry svg:viewBox="0 0 21600 21600" draw:type="rectangle" draw:enhanced-path="M 0 0 L 21600 0 21600 21600 0 21600 0 0 Z N"/>
          </draw:custom-shape>
        </draw:g>
        <draw:frame draw:style-name="gr15" draw:text-style-name="P12" draw:layer="layout" svg:width="7.2cm" svg:height="1.352cm" svg:x="2.6cm" svg:y="7.8cm">
          <draw:text-box>
            <text:p text:style-name="P6"><text:span text:style-name="T6">COLUNAS</text:span></text:p>
          </draw:text-box>
        </draw:frame>
        <draw:frame presentation:style-name="pr7" draw:text-style-name="P9" draw:layer="layout" svg:width="25.199cm" svg:height="9.134cm" svg:x="5.601cm" svg:y="4.466cm" presentation:class="subtitle" presentation:user-transformed="true">
          <draw:text-box>
            <text:p text:style-name="P13"><text:span text:style-name="T2">[0][0] <text:s/>[0][1] <text:s/>[0][2]</text:span></text:p>
            <text:p text:style-name="P13"><text:span text:style-name="T2">[1][0] <text:s/>[1][1] <text:s/>[1][2]</text:span></text:p>
            <text:p text:style-name="P13"><text:span text:style-name="T2">[2][0] <text:s/>[2][1] <text:s/>[2][2]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Matriz</text:span></text:p>
          </draw:text-box>
        </draw:frame>
        <draw:frame presentation:style-name="pr6" draw:text-style-name="P3" draw:layer="layout" svg:width="9cm" svg:height="6.677cm" svg:x="16cm" svg:y="5.323cm" presentation:class="subtitle" presentation:user-transformed="true">
          <draw:text-box>
            <text:p text:style-name="P2"><text:span text:style-name="T2">[ [1, 2, 3],</text:span></text:p>
            <text:p text:style-name="P2"><text:span text:style-name="T2"><text:s text:c="2"/></text:span><text:span text:style-name="T2">[1, 2, 3],</text:span></text:p>
            <text:p text:style-name="P2"><text:span text:style-name="T2"><text:s text:c="4"/></text:span><text:span text:style-name="T2">[1, 2, 3], ]</text:span></text:p>
          </draw:text-box>
        </draw:frame>
        <draw:frame draw:style-name="gr5" draw:text-style-name="P7" draw:layer="layout" svg:width="14.6cm" svg:height="3.401cm" svg:x="1.2cm" svg:y="7.999cm">
          <draw:text-box>
            <text:p text:style-name="P6"><text:span text:style-name="T3">Arrays dentro de arra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Diagonal Principal</text:span></text:p>
          </draw:text-box>
        </draw:frame>
        <draw:frame presentation:style-name="pr7" draw:text-style-name="P14" draw:layer="layout" svg:width="17.2cm" svg:height="9.134cm" svg:x="9cm" svg:y="4.466cm" presentation:class="subtitle" presentation:user-transformed="true">
          <draw:text-box>
            <text:p text:style-name="P13"><text:span text:style-name="T7">[0][0]</text:span><text:span text:style-name="T2"> <text:s/>[0][1] <text:s/>[0][2]</text:span></text:p>
            <text:p text:style-name="P13"><text:span text:style-name="T2">[1][0] <text:s/></text:span><text:span text:style-name="T7">[1][1]</text:span><text:span text:style-name="T2"> <text:s/>[1][2]</text:span></text:p>
            <text:p text:style-name="P13"><text:span text:style-name="T2">[2][0] <text:s/>[2][1] <text:s/></text:span><text:span text:style-name="T7">[2][2]</text:span></text:p>
          </draw:text-box>
        </draw:frame>
        <draw:frame draw:style-name="gr16" draw:text-style-name="P12" draw:layer="layout" svg:width="7.2cm" svg:height="1.6cm" svg:x="1.4cm" svg:y="6.4cm">
          <draw:text-box>
            <text:p text:style-name="P6"><text:span text:style-name="T6">Índices iguais!</text:span></text:p>
          </draw:text-box>
        </draw:frame>
        <draw:frame draw:style-name="gr17" draw:text-style-name="P12" draw:layer="layout" svg:width="7.2cm" svg:height="4.655cm" svg:x="1.4cm" svg:y="8.345cm">
          <draw:text-box>
            <text:p text:style-name="P6"><text:span text:style-name="T6">Linha = Coluna</text:span></text:p>
            <text:p text:style-name="P6"><text:span text:style-name="T6">0 = 0</text:span></text:p>
            <text:p text:style-name="P6"><text:span text:style-name="T6">1 = 1</text:span></text:p>
            <text:p text:style-name="P6"><text:span text:style-name="T6">2 = 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Soma da linha</text:span></text:p>
          </draw:text-box>
        </draw:frame>
        <draw:frame presentation:style-name="pr7" draw:text-style-name="P14" draw:layer="layout" svg:width="18.2cm" svg:height="9.134cm" svg:x="8.2cm" svg:y="4.466cm" presentation:class="subtitle" presentation:user-transformed="true">
          <draw:text-box>
            <text:p text:style-name="P13"><text:span text:style-name="T7">[0]</text:span><text:span text:style-name="T2">[0] <text:s/></text:span><text:span text:style-name="T7">[0]</text:span><text:span text:style-name="T2">[1] <text:s/></text:span><text:span text:style-name="T7">[0]</text:span><text:span text:style-name="T2">[2]</text:span></text:p>
            <text:p text:style-name="P13"><text:span text:style-name="T7">[1]</text:span><text:span text:style-name="T2">[0] <text:s/></text:span><text:span text:style-name="T7">[1]</text:span><text:span text:style-name="T2">[1] <text:s/></text:span><text:span text:style-name="T7">[1]</text:span><text:span text:style-name="T2">[2]</text:span></text:p>
            <text:p text:style-name="P13"><text:span text:style-name="T7">[2]</text:span><text:span text:style-name="T2">[0] <text:s/></text:span><text:span text:style-name="T7">[2]</text:span><text:span text:style-name="T2">[1] <text:s/></text:span><text:span text:style-name="T7">[2]</text:span><text:span text:style-name="T2">[2]</text:span></text:p>
          </draw:text-box>
        </draw:frame>
        <draw:frame draw:style-name="gr18" draw:text-style-name="P12" draw:layer="layout" svg:width="7.2cm" svg:height="3.754cm" svg:x="1.6cm" svg:y="7.2cm">
          <draw:text-box>
            <text:p text:style-name="P15"><text:span text:style-name="T8">1ª linha = 0</text:span></text:p>
            <text:p text:style-name="P15"><text:span text:style-name="T8">2ª linha = 1</text:span></text:p>
            <text:p text:style-name="P15"><text:span text:style-name="T8">3ª linha = 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Soma da Coluna</text:span></text:p>
          </draw:text-box>
        </draw:frame>
        <draw:frame presentation:style-name="pr7" draw:text-style-name="P16" draw:layer="layout" svg:width="18.2cm" svg:height="9.134cm" svg:x="8.2cm" svg:y="4.466cm" presentation:class="subtitle" presentation:user-transformed="true">
          <draw:text-box>
            <text:p text:style-name="P13"><text:span text:style-name="T2">[0]</text:span><text:span text:style-name="T7">[0]</text:span><text:span text:style-name="T2"> <text:s/>[0]</text:span><text:span text:style-name="T7">[1]</text:span><text:span text:style-name="T2"> <text:s/>[0]</text:span><text:span text:style-name="T7">[2]</text:span></text:p>
            <text:p text:style-name="P13"><text:span text:style-name="T2">[1]</text:span><text:span text:style-name="T7">[0]</text:span><text:span text:style-name="T2"> <text:s/>[1]</text:span><text:span text:style-name="T7">[1]</text:span><text:span text:style-name="T2"> <text:s/>[1]</text:span><text:span text:style-name="T7">[2]</text:span></text:p>
            <text:p text:style-name="P13"><text:span text:style-name="T2">[2]</text:span><text:span text:style-name="T7">[0]</text:span><text:span text:style-name="T2"> <text:s/>[2]</text:span><text:span text:style-name="T7">[1]</text:span><text:span text:style-name="T2"> <text:s/>[2]</text:span><text:span text:style-name="T7">[2]</text:span></text:p>
          </draw:text-box>
        </draw:frame>
        <draw:frame draw:style-name="gr18" draw:text-style-name="P12" draw:layer="layout" svg:width="7.2cm" svg:height="3.754cm" svg:x="1.6cm" svg:y="7.2cm">
          <draw:text-box>
            <text:p text:style-name="P15"><text:span text:style-name="T8">1ª coluna = 0</text:span></text:p>
            <text:p text:style-name="P15"><text:span text:style-name="T8">2ª coluna = 1</text:span></text:p>
            <text:p text:style-name="P15"><text:span text:style-name="T8">3ª coluna = 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Diagonal Esquerda </text:span><text:span text:style-name="T1">Direita</text:span></text:p>
          </draw:text-box>
        </draw:frame>
        <draw:frame presentation:style-name="pr7" draw:text-style-name="P17" draw:layer="layout" svg:width="18.2cm" svg:height="9.134cm" svg:x="8.2cm" svg:y="4.466cm" presentation:class="subtitle" presentation:user-transformed="true">
          <draw:text-box>
            <text:p text:style-name="P13"><text:span text:style-name="T7">[0][0]</text:span><text:span text:style-name="T9"> <text:s/>[0][1] <text:s/>[0][2]</text:span></text:p>
            <text:p text:style-name="P13"><text:span text:style-name="T9">[1][0] <text:s/></text:span><text:span text:style-name="T7">[1][1]</text:span><text:span text:style-name="T9"> <text:s/>[1][2]</text:span></text:p>
            <text:p text:style-name="P13"><text:span text:style-name="T9">[2][0] <text:s/>[2][1] <text:s/></text:span><text:span text:style-name="T7">[2][2]</text:span></text:p>
          </draw:text-box>
        </draw:frame>
        <draw:frame draw:style-name="gr19" draw:text-style-name="P19" draw:layer="layout" svg:width="7.2cm" svg:height="5.155cm" svg:x="1.2cm" svg:y="6.645cm">
          <draw:text-box>
            <text:p text:style-name="P15"><text:span text:style-name="T8">Linha = Coluna</text:span></text:p>
            <text:p text:style-name="P18"><text:span text:style-name="T8">0 = 0</text:span></text:p>
            <text:p text:style-name="P18"><text:span text:style-name="T8">1 = 1</text:span></text:p>
            <text:p text:style-name="P15"><text:span text:style-name="T8">2 = 2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Superior Direito</text:span></text:p>
          </draw:text-box>
        </draw:frame>
        <draw:frame presentation:style-name="pr7" draw:text-style-name="P17" draw:layer="layout" svg:width="18.2cm" svg:height="9.134cm" svg:x="8.2cm" svg:y="4.466cm" presentation:class="subtitle" presentation:user-transformed="true">
          <draw:text-box>
            <text:p text:style-name="P13"><text:span text:style-name="T9">[0][0] <text:s/></text:span><text:span text:style-name="T7">[0][1]</text:span><text:span text:style-name="T9"> <text:s/></text:span><text:span text:style-name="T7">[0][2]</text:span></text:p>
            <text:p text:style-name="P13"><text:span text:style-name="T9">[1][0] <text:s/>[1][1] <text:s/></text:span><text:span text:style-name="T7">[1][2]</text:span></text:p>
            <text:p text:style-name="P13"><text:span text:style-name="T9">[2][0] <text:s/>[2][1] <text:s/>[2][2]</text:span></text:p>
          </draw:text-box>
        </draw:frame>
        <draw:frame draw:style-name="gr20" draw:text-style-name="P20" draw:layer="layout" svg:width="8.6cm" svg:height="5.615cm" svg:x="0.5cm" svg:y="6.5cm">
          <draw:text-box>
            <text:p text:style-name="P15"><text:span text:style-name="T10">Coluna &gt; Linha</text:span></text:p>
            <text:p text:style-name="P15"><text:span text:style-name="T10">1 &gt; 0</text:span></text:p>
            <text:p text:style-name="P15"><text:span text:style-name="T10">2 &gt; 0</text:span></text:p>
            <text:p text:style-name="P15"><text:span text:style-name="T10">2 &gt;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0"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Inferior Esquerdo</text:span></text:p>
          </draw:text-box>
        </draw:frame>
        <draw:frame presentation:style-name="pr7" draw:text-style-name="P17" draw:layer="layout" svg:width="18.2cm" svg:height="9.134cm" svg:x="8.2cm" svg:y="4.466cm" presentation:class="subtitle" presentation:user-transformed="true">
          <draw:text-box>
            <text:p text:style-name="P13"><text:span text:style-name="T9">[0][0] <text:s/>[0][1] <text:s/>[0][2]</text:span></text:p>
            <text:p text:style-name="P13"><text:span text:style-name="T7">[1][0]</text:span><text:span text:style-name="T9"> <text:s/>[1][1] <text:s/>[1][2]</text:span></text:p>
            <text:p text:style-name="P13"><text:span text:style-name="T7">[2][0]</text:span><text:span text:style-name="T9"> <text:s/></text:span><text:span text:style-name="T7">[2][1]</text:span><text:span text:style-name="T9"> <text:s/>[2][2]</text:span></text:p>
          </draw:text-box>
        </draw:frame>
        <draw:frame draw:style-name="gr21" draw:text-style-name="P20" draw:layer="layout" svg:width="8.6cm" svg:height="5.615cm" svg:x="0.5cm" svg:y="6.4cm">
          <draw:text-box>
            <text:p text:style-name="P15"><text:span text:style-name="T10">Linha &gt; Coluna</text:span></text:p>
            <text:p text:style-name="P15"><text:span text:style-name="T10">1 &gt; 0</text:span></text:p>
            <text:p text:style-name="P15"><text:span text:style-name="T10">2 &gt; 0</text:span></text:p>
            <text:p text:style-name="P15"><text:span text:style-name="T10">2 &gt;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1T0"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Diagonal Direita Esquerda</text:span></text:p>
          </draw:text-box>
        </draw:frame>
        <draw:frame presentation:style-name="pr7" draw:text-style-name="P17" draw:layer="layout" svg:width="14.4cm" svg:height="9.134cm" svg:x="13.2cm" svg:y="4.466cm" presentation:class="subtitle" presentation:user-transformed="true">
          <draw:text-box>
            <text:p text:style-name="P13"><text:span text:style-name="T9">[0][0] <text:s/>[0][1] <text:s/></text:span><text:span text:style-name="T7">[0][2]</text:span></text:p>
            <text:p text:style-name="P13"><text:span text:style-name="T9">[1][0] <text:s/></text:span><text:span text:style-name="T7">[1][1]</text:span><text:span text:style-name="T9"> <text:s/>[1][2]</text:span></text:p>
            <text:p text:style-name="P13"><text:span text:style-name="T7">[2][0]</text:span><text:span text:style-name="T9"> <text:s/>[2][1] <text:s/>[2][2]</text:span></text:p>
          </draw:text-box>
        </draw:frame>
        <draw:frame draw:style-name="gr22" draw:text-style-name="P22" draw:layer="layout" svg:width="12.2cm" svg:height="5.251cm" svg:x="0.6cm" svg:y="6.8cm">
          <draw:text-box>
            <text:p text:style-name="P21"><text:span text:style-name="T11">Linha + Coluna = Ordem - 1</text:span></text:p>
            <text:p text:style-name="P21"><text:span text:style-name="T11">0 + 2 = 3 - 1</text:span></text:p>
            <text:p text:style-name="P21"><text:span text:style-name="T11">1 + 1 = 3 - 1</text:span></text:p>
            <text:p text:style-name="P21"><text:span text:style-name="T11">2 + 0 = 3 - 1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1T0"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Inferior Direito</text:span></text:p>
          </draw:text-box>
        </draw:frame>
        <draw:frame presentation:style-name="pr7" draw:text-style-name="P17" draw:layer="layout" svg:width="14.4cm" svg:height="9.134cm" svg:x="13.2cm" svg:y="4.466cm" presentation:class="subtitle" presentation:user-transformed="true">
          <draw:text-box>
            <text:p text:style-name="P13"><text:span text:style-name="T9">[0][0] <text:s/>[0][1] <text:s/>[0][2]</text:span></text:p>
            <text:p text:style-name="P13"><text:span text:style-name="T9">[1][0] <text:s/>[1][1] <text:s/></text:span><text:span text:style-name="T7">[1][2]</text:span></text:p>
            <text:p text:style-name="P13"><text:span text:style-name="T9">[2][0] <text:s/></text:span><text:span text:style-name="T7">[2][1]</text:span><text:span text:style-name="T9"> <text:s/></text:span><text:span text:style-name="T7">[2][2]</text:span></text:p>
          </draw:text-box>
        </draw:frame>
        <draw:frame draw:style-name="gr23" draw:text-style-name="P22" draw:layer="layout" svg:width="12.2cm" svg:height="5.251cm" svg:x="0.6cm" svg:y="6.8cm">
          <draw:text-box>
            <text:p text:style-name="P21"><text:span text:style-name="T11">Linha + Coluna &gt;= Ordem</text:span></text:p>
            <text:p text:style-name="P21"><text:span text:style-name="T11">1 + 2 &gt;= 3</text:span></text:p>
            <text:p text:style-name="P21"><text:span text:style-name="T11">2 + 1 &gt;= 3</text:span></text:p>
            <text:p text:style-name="P21"><text:span text:style-name="T11">2 + 2 &gt;= 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1T0">
        <draw:frame presentation:style-name="pr1" draw:text-style-name="P1" draw:layer="layout" svg:width="25.199cm" svg:height="2.629cm" svg:x="1.4cm" svg:y="1.328cm" presentation:class="title" presentation:user-transformed="true">
          <draw:text-box>
            <text:p><text:span text:style-name="T1">Triângulo Superior Esquerdo</text:span></text:p>
          </draw:text-box>
        </draw:frame>
        <draw:frame presentation:style-name="pr7" draw:text-style-name="P17" draw:layer="layout" svg:width="14.4cm" svg:height="9.134cm" svg:x="13.2cm" svg:y="4.466cm" presentation:class="subtitle" presentation:user-transformed="true">
          <draw:text-box>
            <text:p text:style-name="P13"><text:span text:style-name="T7">[0][0]</text:span><text:span text:style-name="T9"> <text:s/></text:span><text:span text:style-name="T7">[0][1]</text:span><text:span text:style-name="T9"> <text:s/>[0][2]</text:span></text:p>
            <text:p text:style-name="P13"><text:span text:style-name="T7">[1][0]</text:span><text:span text:style-name="T9"> <text:s/>[1][1] <text:s/>[1][2]</text:span></text:p>
            <text:p text:style-name="P13"><text:span text:style-name="T9">[2][0] <text:s/>[2][1] <text:s/>[2][2]</text:span></text:p>
          </draw:text-box>
        </draw:frame>
        <draw:frame draw:style-name="gr24" draw:text-style-name="P22" draw:layer="layout" svg:width="12.2cm" svg:height="5.251cm" svg:x="0.6cm" svg:y="6.8cm">
          <draw:text-box>
            <text:p text:style-name="P21"><text:span text:style-name="T11">Linha + Coluna &lt; Ordem - 1 </text:span></text:p>
            <text:p text:style-name="P21"><text:span text:style-name="T11">0 + 0 &lt; 3</text:span></text:p>
            <text:p text:style-name="P21"><text:span text:style-name="T11">0 + 1 &lt; 3</text:span></text:p>
            <text:p text:style-name="P21"><text:span text:style-name="T11">1 + 0 &lt; 3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15T10:07:28.790811056</meta:creation-date>
    <dc:date>2022-11-17T11:55:14.758820383</dc:date>
    <meta:editing-duration>PT1H11M29S</meta:editing-duration>
    <meta:editing-cycles>3</meta:editing-cycles>
    <meta:generator>LibreOffice/6.1.5.2$Linux_X86_64 LibreOffice_project/10$Build-2</meta:generator>
    <meta:document-statistic meta:object-count="152"/>
  </office:meta>
</office:document-meta>
</file>